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style:text-underline-style="solid" style:text-underline-width="auto" style:text-underline-color="font-color" fo:font-weight="bold" style:font-weight-asian="bold" style:font-weight-complex="bold"/>
    </style:style>
    <style:style style:name="P2" style:family="paragraph" style:parent-style-name="Standard">
      <style:text-properties fo:language="de" fo:country="DE" style:text-underline-style="none" fo:font-weight="normal" style:font-weight-asian="normal" style:font-weight-complex="normal"/>
    </style:style>
    <style:style style:name="P3" style:family="paragraph" style:parent-style-name="Standard">
      <style:paragraph-properties>
        <style:tab-stops>
          <style:tab-stop style:position="1.111cm"/>
        </style:tab-stops>
      </style:paragraph-properties>
      <style:text-properties fo:language="de" fo:country="DE" style:text-underline-style="none" fo:font-weight="normal" style:font-weight-asian="normal" style:font-weight-complex="normal"/>
    </style:style>
    <style:style style:name="P4" style:family="paragraph" style:parent-style-name="Standard" style:list-style-name="L6">
      <style:paragraph-properties>
        <style:tab-stops>
          <style:tab-stop style:position="1.111cm"/>
        </style:tab-stops>
      </style:paragraph-properties>
      <style:text-properties fo:language="de" fo:country="DE" style:text-underline-style="none" fo:font-weight="normal" style:font-weight-asian="normal" style:font-weight-complex="normal"/>
    </style:style>
    <style:style style:name="P5" style:family="paragraph" style:parent-style-name="Standard" style:list-style-name="L7">
      <style:paragraph-properties>
        <style:tab-stops>
          <style:tab-stop style:position="1.111cm"/>
        </style:tab-stops>
      </style:paragraph-properties>
      <style:text-properties fo:language="de" fo:country="DE" style:text-underline-style="none" fo:font-weight="normal" style:font-weight-asian="normal" style:font-weight-complex="normal"/>
    </style:style>
    <style:style style:name="P6" style:family="paragraph" style:parent-style-name="Standard">
      <style:paragraph-properties>
        <style:tab-stops>
          <style:tab-stop style:position="1.111cm"/>
        </style:tab-stops>
      </style:paragraph-properties>
      <style:text-properties fo:language="de" fo:country="DE" style:text-underline-style="none" fo:font-weight="bold" style:font-weight-asian="bold" style:font-weight-complex="bold"/>
    </style:style>
    <style:style style:name="P7" style:family="paragraph" style:parent-style-name="Standard">
      <style:paragraph-properties>
        <style:tab-stops>
          <style:tab-stop style:position="1.111cm"/>
        </style:tab-stops>
      </style:paragraph-properties>
    </style:style>
    <style:style style:name="P8" style:family="paragraph" style:parent-style-name="Standard" style:list-style-name="L2">
      <style:paragraph-properties>
        <style:tab-stops>
          <style:tab-stop style:position="1.111cm"/>
        </style:tab-stops>
      </style:paragraph-properties>
    </style:style>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language="de" fo:country="DE" style:text-underline-style="none" fo:font-weight="normal" style:font-weight-asian="normal" style:font-weight-complex="normal"/>
    </style:style>
    <style:style style:name="T5" style:family="text">
      <style:text-properties fo:language="de" fo:country="DE" style:text-underline-style="none" fo:font-weight="bold" style:font-weight-asian="normal" style:font-weight-complex="normal"/>
    </style:style>
    <style:style style:name="T6" style:family="text">
      <style:text-properties fo:language="de" fo:country="DE" fo:font-style="italic" style:text-underline-style="none" fo:font-weight="normal" style:font-weight-asian="normal" style:font-weight-complex="normal"/>
    </style:style>
    <style:style style:name="T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bert Frank, Joachim Stary: Die Techniken wissenschaftlichen Arbeitens 16.Auflage</text:p>
      <text:p text:style-name="P1"/>
      <text:p text:style-name="P1">Lust statt Last: Wissenschaftliche Texte schreiben</text:p>
      <text:p text:style-name="P2"/>
      <text:p text:style-name="P2">Es gibt kein Patentrezept für wissenschaftliches schreiben, aber es gibt Wegweiser:</text:p>
      <text:p text:style-name="P2"/>
      <text:list xml:id="list8692487030324750621" text:style-name="L5">
        <text:list-item>
          <text:p text:style-name="P11"><text:span text:style-name="T4">zielgerichtet Arbeiten</text:span></text:p>
        </text:list-item>
      </text:list>
      <text:list xml:id="list2280520759841081117" text:style-name="L4">
        <text:list-item>
          <text:p text:style-name="P10"><text:span text:style-name="T4">strukturiert und lesbar schreiben</text:span></text:p>
        </text:list-item>
      </text:list>
      <text:list xml:id="list1652101125163702852" text:style-name="L3">
        <text:list-item>
          <text:p text:style-name="P9"><text:span text:style-name="T4">Wissenschaft und Sprache. Auch an der Hochschule dürfen gut lesbare Texte geschrieben werden</text:span></text:p>
        </text:list-item>
      </text:list>
      <text:list xml:id="list519400367331815054" text:style-name="L2">
        <text:list-item>
          <text:p text:style-name="P8"><text:span text:style-name="T4">Textstrukturen. Haus-, Magister-, Diplomarbeiten und Dissertationen haben viele Gemeinsamkeiten – Zum Beispiel ein Inhaltsverzeichnis, eine Einleitung und ein Literaturverzeichnis. Das Literaturverzeichnis einer Masterarbeit ist umfangreicher als das einer Hausarbeit, An die Einleitung einer Dissertation werden höhere Anforderungen gestellt als an die Einleitung einer Bachelorarbeit. Doch bei allen Unterschieden des Umfangs, der Komplexität oder des Gegenstands: Alle Einleitungen sollen einleiten und jedes Literaturverzeichnis muss bestimmte Standards erfüllen. Wer diese Anforderungen und Grundmuster kennt, kann den „Stoff“ müheloser ordnen und leichter Schreibroutine entwickeln.</text:span></text:p>
        </text:list-item>
        <text:list-item>
          <text:p text:style-name="P8"><text:span text:style-name="T4">Prozessteuerung. Hausarbeiten lassen sich nicht wie der Aufsatz in der Schule aus dem Ärmel schütteln. Sie lassen sich nicht im Kopf konzipieren und gestützt auf ein paar Gliederungspunkte am Stück „runter-schreiben“. Viele Schwierigkeiten entstehen zum Beispiel dann, wenn die Fragestellung oder das Ziel der Arbeit zu schwammig sind. Man liest und liest – ohne Kriterien, ob ein Text wichtig ist oder nicht, gerät vom Hundertsten ins Tausendste und geht in der (scheinbaren) Informationsflut unter. Die Alternative heißt zielgerichtet Arbeiten, ein Schreibvorhaben geplant angehen um Umwege zu vermeiden.</text:span></text:p>
          <text:p text:style-name="P8"><text:span text:style-name="T4"/></text:p>
        </text:list-item>
      </text:list>
      <text:p text:style-name="P7"><text:span text:style-name="T4">Genaue Erklärungen folgen später!</text:span></text:p>
      <text:p text:style-name="P7"><text:span text:style-name="T4"/></text:p>
      <text:p text:style-name="P6">1 Schreibhürden abräumen:</text:p>
      <text:p text:style-name="P3">Hochschulen denken es sei nicht deren Aufgabe ihren Studentinnen und Studenten das schreiben wissenschaftlicher Texte beizubringen. Sie gehen davon aus, <text:span text:style-name="T3">wer wissenschaftlich ausgewiesen sei,lehre auch gut und könne schreiben.</text:span><text:span text:style-name="T7"> Unter dieser Fehleinschätzung haben viele Studierende in Vorlesungen und bei der Lektüre wissenschaftlicher Texte zu leiden. Also lieber dieses Einschätzung verwerfen und sich das Leben und studieren wissenschaftlicher Arbeiten erleichtern.</text:span></text:p>
      <text:p text:style-name="P6"/>
      <text:p text:style-name="P6">1.1 Hürde 1: Wissenschaftliches schreiben kann man oder nicht</text:p>
      <text:list xml:id="list7513967442546256138" text:style-name="L6">
        <text:list-item>
          <text:p text:style-name="P4">wissenschaftliches Schreiben muss gelernt werden !</text:p>
        </text:list-item>
        <text:list-item>
          <text:p text:style-name="P4">Englisch, Deutsch, Seilklettern oder Biologie müssen auch Jahrelang trainiert werden,</text:p>
          <text:p text:style-name="P4">genau so wie wissenschaftliches schreiben</text:p>
        </text:list-item>
        <text:list-item>
          <text:p text:style-name="P4">Hausarbeiten über die Umweltpolitik der Europäischen Union werden vielleicht Inhaltlich irgendwann nicht mehr benötigt, aber die Form und Struktur einer wissenschaftlichen Arbeit die während dieser Hausarbeit trainiert wurde, wird spätestens bei der nächsten Hausarbeit oder Abschlussarbeit benötigt.</text:p>
        </text:list-item>
      </text:list>
      <text:p text:style-name="P6"/>
      <text:p text:style-name="P6">1.2 Hürde 2: Perfekt oder gar nicht</text:p>
      <text:list xml:id="list7108844742286461893" text:style-name="L7">
        <text:list-item>
          <text:p text:style-name="P5">Das Problem beim Anfang einer Arbeit ist nicht die Leere im Kopf und das fehlen von Ideen sondern es ist das Chaos im Kopf, man hat keine Ordnung in seinem Kopf und die Ideen fliegen ungeordnet herum </text:p>
          <text:list>
            <text:list-item>
              <text:p text:style-name="P5">LÖSUNG: Schreiben einer Erstfassung zum entlasten des Arbeitsgedächtnisses. Diese erste Fassung kann anschließend in aller Ruhe systematisch strukturiert, ergänzt und <text:soft-page-break/>vertieft werden. Ordnung ist ohne Chaos nicht zu haben. Um Ordnung ins Chaos bringen zu wollen, darf man nicht auf Anhieb „druckreif“ schreiben wollen.</text:p>
            </text:list-item>
            <text:list-item>
              <text:p text:style-name="P5">Schreiben ist kein „Alles-oder-nichts-Unternehmen“, bei dem nur ein Versuch gestattet ist. Diese Einsicht hilft, gelassen mit Schwächen der ersten Fassung umzugehen und das Problem des Anfangs loszuwerden.</text:p>
            </text:list-item>
            <text:list-item>
              <text:p text:style-name="P5">Schreiben erfordert häufiges Umschreiben, um die angemessene Form und den treffenden Ausdruck zu finden. Wer viel schreibt, weiß das und bringt einen ersten, zweiten (dritten) Entwurf zu Papier, aus dem ein gelungener Text werden kann.</text:p>
            </text:list-item>
          </text:list>
        </text:list-item>
        <text:list-item>
          <text:p text:style-name="P5">Das Problem des ersten Satzes: Camus stellt in <text:span text:style-name="T3">Die Pest</text:span> einen Mann vor, der ein großes Werk schreiben will. Sein Opus Magnum soll mit einem Satz von ungeheurer Bedeutung beginnen, einem Satz, der großen Eindruck machen soll. Dieser Satz kommt nie zu Papier und dieses Werk wird nie geschrieben.</text:p>
          <text:list>
            <text:list-item>
              <text:p text:style-name="P5">LÖSUNG: Fang nie mit dem ersten Satz an, sondern fang mit dem an, was du vorläufig schreiben willst. Führe ein Register solcher Sätze, mit denen angefangen werden könnte und die Schlaglichter auf dein Thema werfen, Zusammen mit allen anderen Einfällen, die im Moment „nicht dazugehören“, wohl aber irgendeine Relevanz bekommen können. Führe diese Register so aufmerksam „wie die Behörde das Fremdenregister“: 'lass keine Gedanken inkognito passieren'. So steht es in Walter Benjamins Dreizehn Ratschläge für den Schriftsteller</text:p>
            </text:list-item>
          </text:list>
        </text:list-item>
        <text:list-item>
          <text:p text:style-name="P5">Der Schreibprozess sollte nicht durch Korrekturen gebremst werden. Der erste Entwurf eines Kapitels oder Abschnitts ist eine Rohfassung. Jede Rohfassung ist unzulänglich. Wer bereits nach den ersten vier oder fünf Sätzen korrigiert, blockiert sich, kommt nicht voran, wird unzufrieden oder beißt sich an der Korrektur der Korrekturen fest. Ich empfehle daher einen Entwurf erst dann zu überarbeiten, wenn er abgeschlossen ist.</text:p>
        </text:list-item>
        <text:list-item>
          <text:p text:style-name="P5">Über Ernst Hemingway wird berichtet, er habe bestimmte Szenen bis zu vierzig Mal umgeschrieben, bis sie ihm gefielen. Wer nicht bereits während des Studiums auf den Nobelpreis aus ist, kommt mit einem Dreischritt: Rohfassung – vorläufige Fassung – Endfassung aus.</text:p>
        </text:list-item>
      </text:list>
      <text:p text:style-name="P1"/>
      <text:p text:style-name="P1">Glossar:</text:p>
      <text:p text:style-name="P2"/>
      <text:p text:style-name="P2"><text:span text:style-name="T1">Emeritierung</text:span> ist eine Form der altersbedingten Befreiung von der Pflicht zur Wahrnehmung der Alltagsgeschäfte (<text:span text:style-name="T2">Entpflichtung</text:span>). </text:p>
      <text:p text:style-name="P2"/>
      <text:p text:style-name="Standard"><text:span text:style-name="T4">Mit </text:span><text:span text:style-name="T5">Magnum Opus</text:span><text:span text:style-name="T4"> (auch </text:span><text:span text:style-name="T6">Magnum opus</text:span><text:span text:style-name="T4">) oder </text:span><text:span text:style-name="T5">Opus magnum</text:span><text:span text:style-name="T4"> (lat. </text:span><text:span text:style-name="T6">magnum</text:span><text:span text:style-name="T4"> „großes“, </text:span><text:span text:style-name="T6">opus</text:span><text:span text:style-name="T4"> „Werk“) bezeichnet man das bedeutendste Werk eines Künstlers (vor allem von Musikern, Dichtern und Schriftstellern) oder Wissenschaftler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6M29S</meta:editing-duration>
    <meta:editing-cycles>3</meta:editing-cycles>
    <meta:generator>OpenOffice/4.1.2$Win32 OpenOffice.org_project/412m3$Build-9782</meta:generator>
    <dc:date>2016-06-22T18:37:53.11</dc:date>
    <meta:document-statistic meta:table-count="0" meta:image-count="0" meta:object-count="0" meta:page-count="2" meta:paragraph-count="28" meta:word-count="786" meta:character-count="5591"/>
    <dc:creator>jason statham</dc:creator>
    <meta:user-defined meta:name="Info 1"/>
    <meta:user-defined meta:name="Info 2"/>
    <meta:user-defined meta:name="Info 3"/>
    <meta:user-defined meta:name="Info 4"/>
  </office:meta>
</office:document-meta>
</file>